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31E71099B5C2F1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4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text-properties fo:hyphenate="true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10pt" fo:hyphenate="tru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1" fo:font-size="10pt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31E71099B5C2F1AA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0.548cm">
            <draw:text-box>
              <text:p><text:span text:style-name="T1">Activate IDS</text:span></text:p>
            </draw:text-box>
          </draw:frame>
          <draw:frame draw:style-name="gr3" draw:text-style-name="P2" draw:layer="layout" svg:width="2.681cm" svg:height="0.595cm" svg:x="14.819cm" svg:y="11.299cm">
            <draw:text-box>
              <text:p><text:span text:style-name="T1">IDS frequency</text:span></text:p>
            </draw:text-box>
          </draw:frame>
          <draw:frame draw:style-name="gr3" draw:text-style-name="P2" draw:layer="layout" svg:width="2.681cm" svg:height="0.989cm" svg:x="14.819cm" svg:y="12.31cm">
            <draw:text-box>
              <text:p><text:span text:style-name="T1">Make connection</text:span></text:p>
            </draw:text-box>
          </draw:frame>
          <draw:frame draw:style-name="gr3" draw:text-style-name="P4" draw:layer="layout" svg:width="2.681cm" svg:height="0.595cm" svg:x="14.819cm" svg:y="13.761cm">
            <draw:text-box>
              <text:p text:style-name="P3"><text:span text:style-name="T1">Target dock</text:span></text:p>
            </draw:text-box>
          </draw:frame>
          <draw:frame draw:style-name="gr3" draw:text-style-name="P6" draw:layer="layout" svg:width="2.68cm" svg:height="0.989cm" svg:x="3.22cm" svg:y="11.133cm">
            <draw:text-box>
              <text:p text:style-name="P5"><text:span text:style-name="T1">Docking port selector</text:span></text:p>
            </draw:text-box>
          </draw:frame>
          <draw:line draw:style-name="gr4" draw:text-style-name="P7" draw:layer="layout" svg:x1="7.218cm" svg:y1="18.491cm" svg:x2="7.218cm" svg:y2="17.922cm">
            <text:p/>
          </draw:line>
          <draw:line draw:style-name="gr4" draw:text-style-name="P7" draw:layer="layout" svg:x1="14.813cm" svg:y1="11.607cm" svg:x2="12.58cm" svg:y2="11.621cm">
            <text:p/>
          </draw:line>
          <draw:line draw:style-name="gr4" draw:text-style-name="P7" draw:layer="layout" svg:x1="14.816cm" svg:y1="10.851cm" svg:x2="11.841cm" svg:y2="11.102cm">
            <text:p/>
          </draw:line>
          <draw:frame draw:style-name="gr5" draw:text-style-name="P8" draw:layer="layout" svg:width="1.179cm" svg:height="0.989cm" svg:x="13.351cm" svg:y="18.513cm">
            <draw:text-box>
              <text:p text:style-name="P1"><text:span text:style-name="T1">Open help</text:span></text:p>
            </draw:text-box>
          </draw:frame>
          <draw:g>
            <draw:line draw:style-name="gr6" draw:text-style-name="P7" draw:layer="layout" svg:x1="6.14cm" svg:y1="13.162cm" svg:x2="6.14cm" svg:y2="14.096cm">
              <text:p/>
            </draw:line>
            <draw:line draw:style-name="gr6" draw:text-style-name="P7" draw:layer="layout" svg:x1="6.14cm" svg:y1="13.162cm" svg:x2="6.39cm" svg:y2="13.162cm">
              <text:p/>
            </draw:line>
            <draw:line draw:style-name="gr6" draw:text-style-name="P7" draw:layer="layout" svg:x1="6.14cm" svg:y1="14.096cm" svg:x2="6.39cm" svg:y2="14.096cm">
              <text:p/>
            </draw:line>
            <draw:line draw:style-name="gr6" draw:text-style-name="P7" draw:layer="layout" svg:x1="5.89cm" svg:y1="13.633cm" svg:x2="6.14cm" svg:y2="13.633cm">
              <text:p/>
            </draw:line>
          </draw:g>
          <draw:frame draw:style-name="gr5" draw:text-style-name="P8" draw:layer="layout" svg:width="3.228cm" svg:height="0.989cm" svg:x="5.622cm" svg:y="18.514cm">
            <draw:text-box>
              <text:p text:style-name="P1"><text:span text:style-name="T1">Return to configuration page</text:span></text:p>
            </draw:text-box>
          </draw:frame>
          <draw:frame draw:style-name="gr5" draw:text-style-name="P8" draw:layer="layout" svg:width="1.727cm" svg:height="0.989cm" svg:x="11.422cm" svg:y="18.515cm">
            <draw:text-box>
              <text:p text:style-name="P1"><text:span text:style-name="T1">Refresh data</text:span></text:p>
            </draw:text-box>
          </draw:frame>
          <draw:line draw:style-name="gr4" draw:text-style-name="P7" draw:layer="layout" svg:x1="12.218cm" svg:y1="18.504cm" svg:x2="12.001cm" svg:y2="17.912cm">
            <text:p/>
          </draw:line>
          <draw:line draw:style-name="gr4" draw:text-style-name="P7" draw:layer="layout" svg:x1="13.814cm" svg:y1="18.517cm" svg:x2="13.449cm" svg:y2="17.922cm">
            <text:p/>
          </draw:line>
          <draw:frame draw:style-name="gr3" draw:text-style-name="P6" draw:layer="layout" svg:width="2.68cm" svg:height="0.595cm" svg:x="3.22cm" svg:y="12.324cm">
            <draw:text-box>
              <text:p text:style-name="P5"><text:span text:style-name="T1">Target vessel</text:span></text:p>
            </draw:text-box>
          </draw:frame>
          <draw:line draw:style-name="gr4" draw:text-style-name="P7" draw:layer="layout" svg:x1="14.816cm" svg:y1="14.055cm" svg:x2="12.071cm" svg:y2="13.029cm">
            <text:p/>
          </draw:line>
          <draw:line draw:style-name="gr4" draw:text-style-name="P7" draw:layer="layout" svg:x1="5.9cm" svg:y1="12.66cm" svg:x2="6.719cm" svg:y2="12.808cm">
            <text:p/>
          </draw:line>
          <draw:frame draw:style-name="gr3" draw:text-style-name="P6" draw:layer="layout" svg:width="2.68cm" svg:height="0.989cm" svg:x="3.22cm" svg:y="13.135cm">
            <draw:text-box>
              <text:p text:style-name="P5"><text:span text:style-name="T1">Transition mode</text:span></text:p>
            </draw:text-box>
          </draw:frame>
          <draw:line draw:style-name="gr4" draw:text-style-name="P7" draw:layer="layout" svg:x1="5.898cm" svg:y1="11.63cm" svg:x2="6.707cm" svg:y2="11.64cm">
            <text:p/>
          </draw:line>
          <draw:line draw:style-name="gr4" draw:text-style-name="P7" draw:layer="layout" svg:x1="14.819cm" svg:y1="12.806cm" svg:x2="13.968cm" svg:y2="12.819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3T21:15:17.009000000</dc:date>
    <meta:editing-duration>PT1H54S</meta:editing-duration>
    <meta:editing-cycles>14</meta:editing-cycles>
    <meta:generator>LibreOffice/7.2.6.2$Windows_X86_64 LibreOffice_project/b0ec3a565991f7569a5a7f5d24fed7f52653d754</meta:generator>
    <meta:document-statistic meta:object-count="26"/>
  </office:meta>
</office:document-meta>
</file>